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Tnios" svg:font-family="Tnios"/>
    <style:font-face style:name="Times new roman" svg:font-family="'Times new roman'" style:font-family-generic="roman"/>
    <style:font-face style:name="DejaVu Sans Condensed1" svg:font-family="'DejaVu Sans Condensed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os1"/>
    </style:style>
    <style:style style:name="P2" style:family="paragraph" style:parent-style-name="Standard">
      <style:text-properties style:font-name="Tinos1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Eu Amo a Tua Casa</text:p>
      <text:p text:style-name="P1"></text:p>
      <text:p text:style-name="P1">Intro: G</text:p>
      <text:p text:style-name="P1"></text:p>
      <text:p text:style-name="P1">G</text:p>
      <text:p text:style-name="P1"><text:s/>O pardal encontrou casa</text:p>
      <text:p text:style-name="P1"><text:s text:c="26"/>C</text:p>
      <text:p text:style-name="P1"><text:s/>E a andorinha ninho para si</text:p>
      <text:p text:style-name="P1"><text:s text:c="11"/>G <text:s text:c="11"/>D</text:p>
      <text:p text:style-name="P1"><text:s/>Eu encontrei os teus altares</text:p>
      <text:p text:style-name="P1"><text:s text:c="2"/>G</text:p>
      <text:p text:style-name="P1"><text:s/>Um só dia nos teus átrios vale mais que mil</text:p>
      <text:p text:style-name="P1"><text:s text:c="2"/>C <text:s text:c="13"/>G</text:p>
      <text:p text:style-name="P1"><text:s/>Pois na tua presença</text:p>
      <text:p text:style-name="P1"><text:s text:c="9"/>D</text:p>
      <text:p text:style-name="P1"><text:s/>Há plenitude de alegria</text:p>
      <text:p text:style-name="P1"></text:p>
      <text:p text:style-name="P1"><text:s text:c="2"/>Em <text:s text:c="6"/>C <text:s text:c="8"/>G <text:s text:c="9"/>D</text:p>
      <text:p text:style-name="P1"><text:s/>Uma coisa peço a Deus e a buscarei</text:p>
      <text:p text:style-name="P1"><text:s text:c="2"/>Em <text:s text:c="11"/>C <text:s text:c="16"/>D</text:p>
      <text:p text:style-name="P1"><text:s/>Que eu possa morar na casa do Senhor</text:p>
      <text:p text:style-name="P1"></text:p>
      <text:p text:style-name="P1"><text:s text:c="8"/>G <text:s text:c="8"/>D</text:p>
      <text:p text:style-name="P1"><text:s/>Porque eu amo a tua casa</text:p>
      <text:p text:style-name="P1"><text:s text:c="2"/>Em <text:s text:c="8"/>Bm <text:s text:c="8"/>C <text:s text:c="8"/>G</text:p>
      <text:p text:style-name="P1"><text:s/>Vou me oferecer pra tua causa, oh Deus!</text:p>
      <text:p text:style-name="P1"><text:s text:c="10"/>D</text:p>
      <text:p text:style-name="P1"><text:s/>Enquanto eu viver</text:p>
      <text:p text:style-name="P1"><text:s text:c="8"/>G <text:s text:c="8"/>D</text:p>
      <text:p text:style-name="P1"><text:s/>Porque eu amo a tua casa</text:p>
      <text:p text:style-name="P1"><text:s text:c="2"/>Em <text:s text:c="4"/>Bm <text:s text:c="12"/>C <text:s text:c="2"/>Em <text:s/>D <text:s text:c="4"/>G</text:p>
      <text:p text:style-name="P1"><text:s/>Permanecerei plantado e frutificarei pra ti</text:p>
      <text:p text:style-name="P1"></text:p>
      <text:p text:style-name="P1">Solo: Em <text:s/>C <text:s/>G <text:s/>D</text:p>
      <text:p text:style-name="P1"></text:p>
      <text:p text:style-name="P1">Em <text:s text:c="4"/>C <text:s text:c="5"/>G <text:s text:c="14"/>D</text:p>
      <text:p text:style-name="P1"><text:s/>Refugio seguro, lugar de proteção</text:p>
      <text:p text:style-name="P1">Em <text:s text:c="5"/>C <text:s text:c="6"/>G <text:s text:c="15"/>D</text:p>
      <text:p text:style-name="P1"><text:s/>Banquete na mesa, lugar de provisão</text:p>
      <text:p text:style-name="P1">Em <text:s text:c="3"/>C <text:s text:c="7"/>G <text:s text:c="15"/>D</text:p>
      <text:p text:style-name="P1"><text:s/>Amigos, família, lugar de comunhão</text:p>
      <text:p text:style-name="P1">Em <text:s text:c="2"/>C <text:s text:c="8"/>G <text:s text:c="15"/>D</text:p>
      <text:p text:style-name="P1"><text:s/>Altar de glória, lugar de adoração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Tnios" svg:font-family="Tnios"/>
    <style:font-face style:name="Times new roman" svg:font-family="'Times new roman'" style:font-family-generic="roman"/>
    <style:font-face style:name="DejaVu Sans Condensed1" svg:font-family="'DejaVu Sans Condensed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0T13:39:29</meta:creation-date>
    <meta:document-statistic meta:table-count="0" meta:image-count="0" meta:object-count="0" meta:page-count="1" meta:paragraph-count="44" meta:word-count="158" meta:character-count="1028"/>
    <dc:date>2016-06-20T13:41:40</dc:date>
    <dc:creator>Mauro Vieira</dc:creator>
    <meta:editing-duration>PT2M11S</meta:editing-duration>
    <meta:editing-cycles>1</meta:editing-cycles>
    <meta:generator>OpenOffice/4.1.2$Unix OpenOffice.org_project/412m3$Build-9782</meta:generator>
  </office:meta>
</office:document-meta>
</file>